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dbc58" officeooo:paragraph-rsid="000dbc58"/>
    </style:style>
    <style:style style:name="P2" style:family="paragraph" style:parent-style-name="Standard">
      <style:text-properties officeooo:rsid="000f932f" officeooo:paragraph-rsid="000f932f"/>
    </style:style>
    <style:style style:name="P3" style:family="paragraph" style:parent-style-name="Standard">
      <style:text-properties officeooo:paragraph-rsid="001175e1"/>
    </style:style>
    <style:style style:name="P4" style:family="paragraph" style:parent-style-name="Standard">
      <style:text-properties officeooo:paragraph-rsid="0013ab80"/>
    </style:style>
    <style:style style:name="P5" style:family="paragraph" style:parent-style-name="Standard">
      <style:text-properties officeooo:paragraph-rsid="0016720a"/>
    </style:style>
    <style:style style:name="P6" style:family="paragraph" style:parent-style-name="Standard">
      <style:text-properties officeooo:rsid="00169930" officeooo:paragraph-rsid="00169930"/>
    </style:style>
    <style:style style:name="P7" style:family="paragraph" style:parent-style-name="Standard">
      <style:text-properties officeooo:paragraph-rsid="00169930"/>
    </style:style>
    <style:style style:name="P8" style:family="paragraph" style:parent-style-name="Standard">
      <style:text-properties officeooo:rsid="00199f79" officeooo:paragraph-rsid="00199f79"/>
    </style:style>
    <style:style style:name="T1" style:family="text">
      <style:text-properties officeooo:rsid="001175e1"/>
    </style:style>
    <style:style style:name="T2" style:family="text">
      <style:text-properties officeooo:rsid="0013361a"/>
    </style:style>
    <style:style style:name="T3" style:family="text">
      <style:text-properties officeooo:rsid="0013ab80"/>
    </style:style>
    <style:style style:name="T4" style:family="text">
      <style:text-properties officeooo:rsid="00150ad7"/>
    </style:style>
    <style:style style:name="T5" style:family="text">
      <style:text-properties officeooo:rsid="0016720a"/>
    </style:style>
    <style:style style:name="T6" style:family="text">
      <style:text-properties officeooo:rsid="00169930"/>
    </style:style>
    <style:style style:name="T7" style:family="text">
      <style:text-properties officeooo:rsid="001870cd"/>
    </style:style>
    <style:style style:name="T8" style:family="text">
      <style:text-properties officeooo:rsid="0018a994"/>
    </style:style>
    <style:style style:name="T9" style:family="text">
      <style:text-properties officeooo:rsid="00199f7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Racer</text:p>
      <text:p text:style-name="P1"/>
      <text:p text:style-name="P2">Genre: team based racing game with heroes system.</text:p>
      <text:p text:style-name="P2">Platform(s): PC, console.</text:p>
      <text:p text:style-name="P2"/>
      <text:p text:style-name="P2">Introduction</text:p>
      <text:p text:style-name="P3"><text:span text:style-name="T1">League of Legends, </text:span><text:span text:style-name="T3">Overwatch,</text:span><text:span text:style-name="T1"> Apex Legends, </text:span><text:span text:style-name="T4">Super Smash Bros</text:span><text:span text:style-name="T1">:</text:span><text:span text:style-name="T3"> </text:span><text:span text:style-name="T1">some of the most played online games, </text:span><text:span text:style-name="T3">what do they have in common? </text:span><text:span text:style-name="T1">The hero system: </text:span><text:span text:style-name="T3">the heroes are </text:span><text:span text:style-name="T1">characters with a preset combination of moves </text:span><text:span text:style-name="T5">and abilities</text:span><text:span text:style-name="T1"> </text:span><text:span text:style-name="T4">that can be s</text:span><text:span text:style-name="T3">elec</text:span><text:span text:style-name="T4">t</text:span><text:span text:style-name="T3">e</text:span><text:span text:style-name="T4">d</text:span><text:span text:style-name="T3"> by the players.</text:span></text:p>
      <text:p text:style-name="P4"><text:span text:style-name="T3">These video games </text:span><text:span text:style-name="T4">belong to very different game genres, but there’s a</text:span><text:span text:style-name="T5">nother</text:span><text:span text:style-name="T4"> game genre </text:span><text:span text:style-name="T5">that still hasn’t seen this system: t</text:span><text:span text:style-name="T1">he racing games.</text:span></text:p>
      <text:p text:style-name="P5"><text:span text:style-name="T5">The Mario Karts series characters differ by some stats at most, but what if </text:span><text:span text:style-name="T2">every character </text:span><text:span text:style-name="T5">had</text:span><text:span text:style-name="T2"> a unique set of moves: </text:span><text:span text:style-name="T5">Mario can eat a mushroom to get a boost in speed, Donkey Kong can throw explosive barrels, Princess Peach can shield from missiles with her </text:span><text:span text:style-name="T6">umbrella ecc.</text:span></text:p>
      <text:p text:style-name="P5"/>
      <text:p text:style-name="P6">Description</text:p>
      <text:p text:style-name="P7"><text:span text:style-name="T6">- 2 (or more) teams of 4 (or more) players race concurrently in the same circuit: the first player to complete a number of laps makes his team win.</text:span></text:p>
      <text:p text:style-name="P7"/>
      <text:p text:style-name="P7">- <text:span text:style-name="T9">Players can destroy other players damaging them or making them fall from the circuit. After dying <text:s/>a player respawns after a giving time based on the current lap (faster respawn early in the game, slower later in the game) either on the closest safe point to where he died or the closest to the team member most ahead.</text:span></text:p>
      <text:p text:style-name="P7"/>
      <text:p text:style-name="P7">- <text:span text:style-name="T6">Each player select a racer from a vast pool. Two different players of different teams can select the same racer. The racers can be divided in 5 classes:</text:span></text:p>
      <text:p text:style-name="P7"><text:tab/>- <text:span text:style-name="T6">Sprinter: </text:span><text:span text:style-name="T8">has one goal in mind: be the fastest. The skills are focused on going fast, really fast and arrive first: speed up, improve manoeuvrability, ecc.</text:span></text:p>
      <text:p text:style-name="P7"><text:tab/>- <text:span text:style-name="T6">Defender: </text:span><text:span text:style-name="T8">protect the team and keep them safe from other teams harm: use shields, deflect the missiles, take the damage for the other members.</text:span></text:p>
      <text:p text:style-name="P7"><text:tab/>- <text:span text:style-name="T7">Support: </text:span><text:span text:style-name="T8">buff the allies and debuff the enemies: simple. Speed up the team or heal them, stun the enemies or slow them.</text:span></text:p>
      <text:p text:style-name="P7"><text:tab/>- <text:span text:style-name="T7">Damage Dealer: </text:span><text:span text:style-name="T8">destroy everything that comes in range (preferably not the allies). Launch missiles, set traps, make the enemies go BOOM.</text:span></text:p>
      <text:p text:style-name="P7">- <text:span text:style-name="T7">Infiltrator: </text:span><text:span text:style-name="T8">not everyone must stay on track or move with the team: go by yourself, set ambushes to kill the enemies or jump in the middle of an enemy team to disrupt their formation and cause some chaos.</text:span></text:p>
      <text:p text:style-name="P7"/>
      <text:p text:style-name="P7">- <text:span text:style-name="T7">The circuit is ever changing: traps, enemies but also power ups, keep the race always interesting.</text:span></text:p>
      <text:p text:style-name="P8"/>
      <text:p text:style-name="P8">- Team speed ups: special power ups are scattered in the map that speed up not the racer that gets it, but all his team mates in a given range based on the difference of speed. When a racer touches it all the team mates that are slower than him gets a speed boost based on how slower they are, the team mates that are faster than him do not get any boost.</text:p>
      <text:p text:style-name="P8">This system is used to keep a team moving together, without leaving the slower members behind and keep the formation. (The fastest member should collect them to speed up the slower members i.e. sprinter speed ups tanks and damage dealer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24T19:16:19.676000000</meta:creation-date>
    <meta:generator>LibreOffice/7.0.2.2$Windows_X86_64 LibreOffice_project/8349ace3c3162073abd90d81fd06dcfb6b36b994</meta:generator>
    <dc:date>2020-10-24T23:41:44.458000000</dc:date>
    <meta:editing-duration>PT21M11S</meta:editing-duration>
    <meta:editing-cycles>3</meta:editing-cycles>
    <meta:document-statistic meta:table-count="0" meta:image-count="0" meta:object-count="0" meta:page-count="1" meta:paragraph-count="19" meta:word-count="513" meta:character-count="2857" meta:non-whitespace-character-count="2358"/>
  </office:meta>
</office:document-meta>
</file>